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4eb47e" style:parent-style-name="Graphics">
      <style:graphic-properties fo:background-color="ffffff" style:horizontal-pos="from-left" style:horizontal-rel="paragraph"/>
    </style:style>
    <style:style style:family="graphic" style:name="a769bcc" style:parent-style-name="Graphics">
      <style:graphic-properties fo:background-color="ffffff" style:horizontal-pos="left" style:horizontal-rel="paragraph" style:vertical-rel="paragraph" style:wrap="right" style:wrap-contour="false" svg:x="0.0mm" svg:y="0.0mm"/>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769bcc" svg:height="128.04mm" svg:width="65.6mm" svg:x="0.0mm" svg:y="0.0mm" text:anchor-type="paragraph"><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24</dc:date>
    <meta:editing-cycles>2</meta:editing-cycles>
    <meta:editing-duration>PT0.007S</meta:editing-duration>
  </office:meta>
</office:document-meta>
</file>